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83in"/>
    </style:style>
    <style:style style:name="co2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2402in"/>
    </style:style>
    <style:style style:name="co6" style:family="table-column">
      <style:table-column-properties fo:break-before="auto" style:column-width="0.2508in"/>
    </style:style>
    <style:style style:name="co7" style:family="table-column">
      <style:table-column-properties fo:break-before="auto" style:column-width="0.2728in"/>
    </style:style>
    <style:style style:name="co8" style:family="table-column">
      <style:table-column-properties fo:break-before="auto" style:column-width="0.2839in"/>
    </style:style>
    <style:style style:name="co9" style:family="table-column">
      <style:table-column-properties fo:break-before="auto" style:column-width="0.4807in"/>
    </style:style>
    <style:style style:name="co10" style:family="table-column">
      <style:table-column-properties fo:break-before="auto" style:column-width="0.4256in"/>
    </style:style>
    <style:style style:name="co11" style:family="table-column">
      <style:table-column-properties fo:break-before="auto" style:column-width="0.6008in"/>
    </style:style>
    <style:style style:name="co12" style:family="table-column">
      <style:table-column-properties fo:break-before="auto" style:column-width="0.4583in"/>
    </style:style>
    <style:style style:name="co13" style:family="table-column">
      <style:table-column-properties fo:break-before="auto" style:column-width="0.5244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138in solid #000000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 style:data-style-name="N2">
      <style:table-cell-properties fo:background-color="#ff3333" fo:border="0.0138in solid #000000"/>
      <style:text-properties style:use-window-font-color="true"/>
    </style:style>
    <style:style style:name="ce4" style:family="table-cell" style:parent-style-name="Default" style:data-style-name="N118">
      <style:table-cell-properties fo:background-color="#ff3333" fo:border="0.0138in solid #000000"/>
      <style:text-properties style:use-window-font-color="true"/>
    </style:style>
    <style:style style:name="ce5" style:family="table-cell" style:parent-style-name="Default" style:data-style-name="N1">
      <style:table-cell-properties fo:border="0.0138in solid #000000"/>
      <style:text-properties style:use-window-font-color="true"/>
    </style:style>
    <style:style style:name="ce6" style:family="table-cell" style:parent-style-name="Default" style:data-style-name="N1">
      <style:table-cell-properties fo:background-color="#ff3333" fo:border="0.0138in solid #000000"/>
      <style:text-properties style:use-window-font-color="true"/>
    </style:style>
    <style:style style:name="ce7" style:family="table-cell" style:parent-style-name="Default" style:data-style-name="N118">
      <style:table-cell-properties fo:border="0.0138in solid #000000"/>
      <style:text-properties style:use-window-font-color="true"/>
    </style:style>
    <style:style style:name="ce8" style:family="table-cell" style:parent-style-name="Default" style:data-style-name="N2">
      <style:table-cell-properties fo:border="0.0138in solid #000000"/>
      <style:text-properties style:use-window-font-color="true"/>
    </style:style>
  </office:automatic-styles>
  <office:body>
    <office:spreadsheet>
      <table:table table:name="XError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ExpSearch</text:p>
          </table:table-cell>
          <table:table-cell office:value-type="string">
            <text:p>Secant</text:p>
          </table:table-cell>
          <table:table-cell office:value-type="string">
            <text:p>SecantGlobal</text:p>
          </table:table-cell>
        </table:table-row>
        <table:table-row table:style-name="ro2">
          <table:table-cell office:value-type="string">
            <text:p>Linear</text:p>
          </table:table-cell>
          <table:table-cell office:value-type="float" office:value="-14.0101070980408">
            <text:p>-14.010107098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QuadE</text:p>
          </table:table-cell>
          <table:table-cell office:value-type="float" office:value="-15.653559774527">
            <text:p>-15.6535597745</text:p>
          </table:table-cell>
          <table:table-cell table:number-columns-repeated="2" office:value-type="float" office:value="-1.97712125471966">
            <text:p>-1.9771212547</text:p>
          </table:table-cell>
        </table:table-row>
        <table:table-row table:style-name="ro2">
          <table:table-cell office:value-type="string">
            <text:p>Poly6</text:p>
          </table:table-cell>
          <table:table-cell office:value-type="float" office:value="-15.653559774527">
            <text:p>-15.6535597745</text:p>
          </table:table-cell>
          <table:table-cell office:value-type="float" office:value="-12.6426946981173">
            <text:p>-12.6426946981</text:p>
          </table:table-cell>
          <table:table-cell office:value-type="float" office:value="-12.6596828595858">
            <text:p>-12.6596828596</text:p>
          </table:table-cell>
        </table:table-row>
        <table:table-row table:style-name="ro2">
          <table:table-cell office:value-type="string">
            <text:p>Sqrt2F_2_0</text:p>
          </table:table-cell>
          <table:table-cell office:value-type="float" office:value="-0.276876555474065">
            <text:p>-0.2768765555</text:p>
          </table:table-cell>
          <table:table-cell office:value-type="float" office:value="0.167732086049">
            <text:p>0.167732086</text:p>
          </table:table-cell>
          <table:table-cell office:value-type="float" office:value="-0.276876555474067">
            <text:p>-0.2768765555</text:p>
          </table:table-cell>
        </table:table-row>
        <table:table-row table:style-name="ro2">
          <table:table-cell office:value-type="string">
            <text:p>Sqrt2F_2_2</text:p>
          </table:table-cell>
          <table:table-cell office:value-type="float" office:value="-0.276876555474065">
            <text:p>-0.2768765555</text:p>
          </table:table-cell>
          <table:table-cell table:number-columns-repeated="2" office:value-type="float" office:value="0.167732086049">
            <text:p>0.16773208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VALUE(TRIM(INDIRECT(ADDRESS(2;2;4))))" office:value-type="float" office:value="-14.0101070980408">
            <text:p>-14.010107098</text:p>
          </table:table-cell>
          <table:table-cell table:formula="of:=VALUE(TRIM(INDIRECT(ADDRESS(2;3;4))))" office:value-type="float" office:value="-15.653559774527">
            <text:p>-15.6535597745</text:p>
          </table:table-cell>
          <table:table-cell table:formula="of:=VALUE(TRIM(INDIRECT(ADDRESS(2;4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3;2;4))))" office:value-type="float" office:value="-15.653559774527">
            <text:p>-15.6535597745</text:p>
          </table:table-cell>
          <table:table-cell table:formula="of:=VALUE(TRIM(INDIRECT(ADDRESS(3;3;4))))" office:value-type="float" office:value="-1.97712125471966">
            <text:p>-1.9771212547</text:p>
          </table:table-cell>
          <table:table-cell table:formula="of:=VALUE(TRIM(INDIRECT(ADDRESS(3;4;4))))" office:value-type="float" office:value="-1.97712125471966">
            <text:p>-1.9771212547</text:p>
          </table:table-cell>
        </table:table-row>
        <table:table-row table:style-name="ro2">
          <table:table-cell/>
          <table:table-cell table:formula="of:=VALUE(TRIM(INDIRECT(ADDRESS(4;2;4))))" office:value-type="float" office:value="-15.653559774527">
            <text:p>-15.6535597745</text:p>
          </table:table-cell>
          <table:table-cell table:formula="of:=VALUE(TRIM(INDIRECT(ADDRESS(4;3;4))))" office:value-type="float" office:value="-12.6426946981173">
            <text:p>-12.6426946981</text:p>
          </table:table-cell>
          <table:table-cell table:formula="of:=VALUE(TRIM(INDIRECT(ADDRESS(4;4;4))))" office:value-type="float" office:value="-12.6596828595858">
            <text:p>-12.6596828596</text:p>
          </table:table-cell>
        </table:table-row>
        <table:table-row table:style-name="ro2">
          <table:table-cell/>
          <table:table-cell table:formula="of:=VALUE(TRIM(INDIRECT(ADDRESS(5;2;4))))" office:value-type="float" office:value="-0.276876555474065">
            <text:p>-0.2768765555</text:p>
          </table:table-cell>
          <table:table-cell table:formula="of:=VALUE(TRIM(INDIRECT(ADDRESS(5;3;4))))" office:value-type="float" office:value="0.167732086049">
            <text:p>0.167732086</text:p>
          </table:table-cell>
          <table:table-cell table:formula="of:=VALUE(TRIM(INDIRECT(ADDRESS(5;4;4))))" office:value-type="float" office:value="-0.276876555474067">
            <text:p>-0.2768765555</text:p>
          </table:table-cell>
        </table:table-row>
        <table:table-row table:style-name="ro2">
          <table:table-cell/>
          <table:table-cell table:formula="of:=VALUE(TRIM(INDIRECT(ADDRESS(6;2;4))))" office:value-type="float" office:value="-0.276876555474065">
            <text:p>-0.2768765555</text:p>
          </table:table-cell>
          <table:table-cell table:formula="of:=VALUE(TRIM(INDIRECT(ADDRESS(6;3;4))))" office:value-type="float" office:value="0.167732086049">
            <text:p>0.167732086</text:p>
          </table:table-cell>
          <table:table-cell table:formula="of:=VALUE(TRIM(INDIRECT(ADDRESS(6;4;4))))" office:value-type="float" office:value="0.167732086049">
            <text:p>0.16773208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RANK(INDIRECT(ADDRESS(8;2;4));INDIRECT(ADDRESS(8;2;4)):INDIRECT(ADDRESS(8;4;4));1)" office:value-type="float" office:value="3">
            <text:p>3</text:p>
          </table:table-cell>
          <table:table-cell table:formula="of:=RANK(INDIRECT(ADDRESS(8;3;4));INDIRECT(ADDRESS(8;2;4)):INDIRECT(ADDRESS(8;4;4));1)" office:value-type="float" office:value="1">
            <text:p>1</text:p>
          </table:table-cell>
          <table:table-cell table:formula="of:=RANK(INDIRECT(ADDRESS(8;4;4));INDIRECT(ADDRESS(8;2;4)):INDIRECT(ADDRESS(8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9;2;4));INDIRECT(ADDRESS(9;2;4)):INDIRECT(ADDRESS(9;4;4));1)" office:value-type="float" office:value="1">
            <text:p>1</text:p>
          </table:table-cell>
          <table:table-cell table:formula="of:=RANK(INDIRECT(ADDRESS(9;3;4));INDIRECT(ADDRESS(9;2;4)):INDIRECT(ADDRESS(9;4;4));1)" office:value-type="float" office:value="2">
            <text:p>2</text:p>
          </table:table-cell>
          <table:table-cell table:formula="of:=RANK(INDIRECT(ADDRESS(9;4;4));INDIRECT(ADDRESS(9;2;4)):INDIRECT(ADDRESS(9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10;2;4));INDIRECT(ADDRESS(10;2;4)):INDIRECT(ADDRESS(10;4;4));1)" office:value-type="float" office:value="1">
            <text:p>1</text:p>
          </table:table-cell>
          <table:table-cell table:formula="of:=RANK(INDIRECT(ADDRESS(10;3;4));INDIRECT(ADDRESS(10;2;4)):INDIRECT(ADDRESS(10;4;4));1)" office:value-type="float" office:value="3">
            <text:p>3</text:p>
          </table:table-cell>
          <table:table-cell table:formula="of:=RANK(INDIRECT(ADDRESS(10;4;4));INDIRECT(ADDRESS(10;2;4)):INDIRECT(ADDRESS(10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11;2;4));INDIRECT(ADDRESS(11;2;4)):INDIRECT(ADDRESS(11;4;4));1)" office:value-type="float" office:value="2">
            <text:p>2</text:p>
          </table:table-cell>
          <table:table-cell table:formula="of:=RANK(INDIRECT(ADDRESS(11;3;4));INDIRECT(ADDRESS(11;2;4)):INDIRECT(ADDRESS(11;4;4));1)" office:value-type="float" office:value="3">
            <text:p>3</text:p>
          </table:table-cell>
          <table:table-cell table:formula="of:=RANK(INDIRECT(ADDRESS(11;4;4));INDIRECT(ADDRESS(11;2;4)):INDIRECT(ADDRESS(11;4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12;2;4));INDIRECT(ADDRESS(12;2;4)):INDIRECT(ADDRESS(12;4;4));1)" office:value-type="float" office:value="1">
            <text:p>1</text:p>
          </table:table-cell>
          <table:table-cell table:formula="of:=RANK(INDIRECT(ADDRESS(12;3;4));INDIRECT(ADDRESS(12;2;4)):INDIRECT(ADDRESS(12;4;4));1)" office:value-type="float" office:value="2">
            <text:p>2</text:p>
          </table:table-cell>
          <table:table-cell table:formula="of:=RANK(INDIRECT(ADDRESS(12;4;4));INDIRECT(ADDRESS(12;2;4)):INDIRECT(ADDRESS(12;4;4));1)" office:value-type="float" office:value="2">
            <text:p>2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14;2;4)):INDIRECT(ADDRESS(18;2;4)))" office:value-type="float" office:value="1.6">
            <text:p>1.6</text:p>
          </table:table-cell>
          <table:table-cell table:formula="of:=AVERAGE(INDIRECT(ADDRESS(14;3;4)):INDIRECT(ADDRESS(18;3;4)))" office:value-type="float" office:value="2.2">
            <text:p>2.2</text:p>
          </table:table-cell>
          <table:table-cell table:formula="of:=AVERAGE(INDIRECT(ADDRESS(14;4;4)):INDIRECT(ADDRESS(18;4;4)))" office:value-type="float" office:value="1.6">
            <text:p>1.6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9;2;4));INDIRECT(ADDRESS(19;2;4)):INDIRECT(ADDRESS(19;4;4));1)" office:value-type="float" office:value="1">
            <text:p>1</text:p>
          </table:table-cell>
          <table:table-cell table:formula="of:=RANK(INDIRECT(ADDRESS(19;3;4));INDIRECT(ADDRESS(19;2;4)):INDIRECT(ADDRESS(19;4;4));1)" office:value-type="float" office:value="3">
            <text:p>3</text:p>
          </table:table-cell>
          <table:table-cell table:formula="of:=RANK(INDIRECT(ADDRESS(19;4;4));INDIRECT(ADDRESS(19;2;4)):INDIRECT(ADDRESS(19;4;4));1)" office:value-type="float" office:value="1">
            <text:p>1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3" office:value-type="float" office:value="0.333722202486422">
            <text:p>0.3337222025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9;2;4)):INDIRECT(ADDRESS(19;4;4)))+INDIRECT(ADDRESS(21;2;4))" office:value-type="float" office:value="1.93372220248642">
            <text:p>1.9337222025</text:p>
          </table:table-cell>
          <table:table-cell table:formula="of:=MIN(INDIRECT(ADDRESS(19;2;4)):INDIRECT(ADDRESS(19;4;4)))+INDIRECT(ADDRESS(21;3;4))" office:value-type="float" office:value="1.93372220248642">
            <text:p>1.9337222025</text:p>
          </table:table-cell>
          <table:table-cell table:formula="of:=MIN(INDIRECT(ADDRESS(19;2;4)):INDIRECT(ADDRESS(19;4;4)))+INDIRECT(ADDRESS(21;4;4))" office:value-type="float" office:value="1.93372220248642">
            <text:p>1.9337222025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22;2;4))&gt;INDIRECT(ADDRESS(19;2;4));1;0)" office:value-type="float" office:value="1">
            <text:p>1</text:p>
          </table:table-cell>
          <table:table-cell table:formula="of:=IF(INDIRECT(ADDRESS(22;3;4))&gt;INDIRECT(ADDRESS(19;3;4));1;0)" office:value-type="float" office:value="0">
            <text:p>0</text:p>
          </table:table-cell>
          <table:table-cell table:formula="of:=IF(INDIRECT(ADDRESS(22;4;4))&gt;INDIRECT(ADDRESS(19;4;4));1;0)" office:value-type="float" office:value="1">
            <text:p>1</text:p>
          </table:table-cell>
        </table:table-row>
      </table:table>
      <table:table table:name="Error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ExpSearch</text:p>
          </table:table-cell>
          <table:table-cell office:value-type="string">
            <text:p>Secant</text:p>
          </table:table-cell>
          <table:table-cell office:value-type="string">
            <text:p>SecantGlobal</text:p>
          </table:table-cell>
        </table:table-row>
        <table:table-row table:style-name="ro2">
          <table:table-cell office:value-type="string">
            <text:p>Linear</text:p>
          </table:table-cell>
          <table:table-cell office:value-type="float" office:value="-13.2352584832073">
            <text:p>-13.2352584832</text:p>
          </table:table-cell>
          <table:table-cell office:value-type="float" office:value="-10.4520206400116">
            <text:p>-10.45202064</text:p>
          </table:table-cell>
          <table:table-cell office:value-type="float" office:value="-9.77336835453419">
            <text:p>-9.7733683545</text:p>
          </table:table-cell>
        </table:table-row>
        <table:table-row table:style-name="ro1">
          <table:table-cell office:value-type="string">
            <text:p>QuadE</text:p>
          </table:table-cell>
          <table:table-cell office:value-type="float" office:value="-15.653559774527">
            <text:p>-15.6535597745</text:p>
          </table:table-cell>
          <table:table-cell office:value-type="float" office:value="-10.236012111279">
            <text:p>-10.2360121113</text:p>
          </table:table-cell>
          <table:table-cell office:value-type="float" office:value="-10.8315987336747">
            <text:p>-10.8315987337</text:p>
          </table:table-cell>
        </table:table-row>
        <table:table-row table:style-name="ro2">
          <table:table-cell office:value-type="string">
            <text:p>Poly6</text:p>
          </table:table-cell>
          <table:table-cell office:value-type="float" office:value="-15.653559774527">
            <text:p>-15.6535597745</text:p>
          </table:table-cell>
          <table:table-cell office:value-type="float" office:value="-13.0358100893674">
            <text:p>-13.0358100894</text:p>
          </table:table-cell>
          <table:table-cell office:value-type="float" office:value="-13.0512041758949">
            <text:p>-13.0512041759</text:p>
          </table:table-cell>
        </table:table-row>
        <table:table-row table:style-name="ro2">
          <table:table-cell office:value-type="string">
            <text:p>Sqrt2F_2_0</text:p>
          </table:table-cell>
          <table:table-cell office:value-type="float" office:value="-13.5362884788713">
            <text:p>-13.5362884789</text:p>
          </table:table-cell>
          <table:table-cell office:value-type="float" office:value="-10.6439238565227">
            <text:p>-10.6439238565</text:p>
          </table:table-cell>
          <table:table-cell office:value-type="float" office:value="-9.84540340946318">
            <text:p>-9.8454034095</text:p>
          </table:table-cell>
        </table:table-row>
        <table:table-row table:style-name="ro2">
          <table:table-cell office:value-type="string">
            <text:p>Sqrt2F_2_2</text:p>
          </table:table-cell>
          <table:table-cell office:value-type="float" office:value="-13.5362884788713">
            <text:p>-13.5362884789</text:p>
          </table:table-cell>
          <table:table-cell office:value-type="float" office:value="-10.6439238565227">
            <text:p>-10.6439238565</text:p>
          </table:table-cell>
          <table:table-cell office:value-type="float" office:value="-12.1736154447004">
            <text:p>-12.1736154447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VALUE(TRIM(INDIRECT(ADDRESS(2;2;4))))" office:value-type="float" office:value="-13.2352584832073">
            <text:p>-13.2352584832</text:p>
          </table:table-cell>
          <table:table-cell table:formula="of:=VALUE(TRIM(INDIRECT(ADDRESS(2;3;4))))" office:value-type="float" office:value="-10.4520206400116">
            <text:p>-10.45202064</text:p>
          </table:table-cell>
          <table:table-cell table:formula="of:=VALUE(TRIM(INDIRECT(ADDRESS(2;4;4))))" office:value-type="float" office:value="-9.77336835453419">
            <text:p>-9.7733683545</text:p>
          </table:table-cell>
        </table:table-row>
        <table:table-row table:style-name="ro2">
          <table:table-cell/>
          <table:table-cell table:formula="of:=VALUE(TRIM(INDIRECT(ADDRESS(3;2;4))))" office:value-type="float" office:value="-15.653559774527">
            <text:p>-15.6535597745</text:p>
          </table:table-cell>
          <table:table-cell table:formula="of:=VALUE(TRIM(INDIRECT(ADDRESS(3;3;4))))" office:value-type="float" office:value="-10.236012111279">
            <text:p>-10.2360121113</text:p>
          </table:table-cell>
          <table:table-cell table:formula="of:=VALUE(TRIM(INDIRECT(ADDRESS(3;4;4))))" office:value-type="float" office:value="-10.8315987336747">
            <text:p>-10.8315987337</text:p>
          </table:table-cell>
        </table:table-row>
        <table:table-row table:style-name="ro2">
          <table:table-cell/>
          <table:table-cell table:formula="of:=VALUE(TRIM(INDIRECT(ADDRESS(4;2;4))))" office:value-type="float" office:value="-15.653559774527">
            <text:p>-15.6535597745</text:p>
          </table:table-cell>
          <table:table-cell table:formula="of:=VALUE(TRIM(INDIRECT(ADDRESS(4;3;4))))" office:value-type="float" office:value="-13.0358100893674">
            <text:p>-13.0358100894</text:p>
          </table:table-cell>
          <table:table-cell table:formula="of:=VALUE(TRIM(INDIRECT(ADDRESS(4;4;4))))" office:value-type="float" office:value="-13.0512041758949">
            <text:p>-13.0512041759</text:p>
          </table:table-cell>
        </table:table-row>
        <table:table-row table:style-name="ro2">
          <table:table-cell/>
          <table:table-cell table:formula="of:=VALUE(TRIM(INDIRECT(ADDRESS(5;2;4))))" office:value-type="float" office:value="-13.5362884788713">
            <text:p>-13.5362884789</text:p>
          </table:table-cell>
          <table:table-cell table:formula="of:=VALUE(TRIM(INDIRECT(ADDRESS(5;3;4))))" office:value-type="float" office:value="-10.6439238565227">
            <text:p>-10.6439238565</text:p>
          </table:table-cell>
          <table:table-cell table:formula="of:=VALUE(TRIM(INDIRECT(ADDRESS(5;4;4))))" office:value-type="float" office:value="-9.84540340946318">
            <text:p>-9.8454034095</text:p>
          </table:table-cell>
        </table:table-row>
        <table:table-row table:style-name="ro2">
          <table:table-cell/>
          <table:table-cell table:formula="of:=VALUE(TRIM(INDIRECT(ADDRESS(6;2;4))))" office:value-type="float" office:value="-13.5362884788713">
            <text:p>-13.5362884789</text:p>
          </table:table-cell>
          <table:table-cell table:formula="of:=VALUE(TRIM(INDIRECT(ADDRESS(6;3;4))))" office:value-type="float" office:value="-10.6439238565227">
            <text:p>-10.6439238565</text:p>
          </table:table-cell>
          <table:table-cell table:formula="of:=VALUE(TRIM(INDIRECT(ADDRESS(6;4;4))))" office:value-type="float" office:value="-12.1736154447004">
            <text:p>-12.1736154447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RANK(INDIRECT(ADDRESS(8;2;4));INDIRECT(ADDRESS(8;2;4)):INDIRECT(ADDRESS(8;4;4));1)" office:value-type="float" office:value="1">
            <text:p>1</text:p>
          </table:table-cell>
          <table:table-cell table:formula="of:=RANK(INDIRECT(ADDRESS(8;3;4));INDIRECT(ADDRESS(8;2;4)):INDIRECT(ADDRESS(8;4;4));1)" office:value-type="float" office:value="2">
            <text:p>2</text:p>
          </table:table-cell>
          <table:table-cell table:formula="of:=RANK(INDIRECT(ADDRESS(8;4;4));INDIRECT(ADDRESS(8;2;4)):INDIRECT(ADDRESS(8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9;2;4));INDIRECT(ADDRESS(9;2;4)):INDIRECT(ADDRESS(9;4;4));1)" office:value-type="float" office:value="1">
            <text:p>1</text:p>
          </table:table-cell>
          <table:table-cell table:formula="of:=RANK(INDIRECT(ADDRESS(9;3;4));INDIRECT(ADDRESS(9;2;4)):INDIRECT(ADDRESS(9;4;4));1)" office:value-type="float" office:value="3">
            <text:p>3</text:p>
          </table:table-cell>
          <table:table-cell table:formula="of:=RANK(INDIRECT(ADDRESS(9;4;4));INDIRECT(ADDRESS(9;2;4)):INDIRECT(ADDRESS(9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10;2;4));INDIRECT(ADDRESS(10;2;4)):INDIRECT(ADDRESS(10;4;4));1)" office:value-type="float" office:value="1">
            <text:p>1</text:p>
          </table:table-cell>
          <table:table-cell table:formula="of:=RANK(INDIRECT(ADDRESS(10;3;4));INDIRECT(ADDRESS(10;2;4)):INDIRECT(ADDRESS(10;4;4));1)" office:value-type="float" office:value="3">
            <text:p>3</text:p>
          </table:table-cell>
          <table:table-cell table:formula="of:=RANK(INDIRECT(ADDRESS(10;4;4));INDIRECT(ADDRESS(10;2;4)):INDIRECT(ADDRESS(10;4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11;2;4));INDIRECT(ADDRESS(11;2;4)):INDIRECT(ADDRESS(11;4;4));1)" office:value-type="float" office:value="1">
            <text:p>1</text:p>
          </table:table-cell>
          <table:table-cell table:formula="of:=RANK(INDIRECT(ADDRESS(11;3;4));INDIRECT(ADDRESS(11;2;4)):INDIRECT(ADDRESS(11;4;4));1)" office:value-type="float" office:value="2">
            <text:p>2</text:p>
          </table:table-cell>
          <table:table-cell table:formula="of:=RANK(INDIRECT(ADDRESS(11;4;4));INDIRECT(ADDRESS(11;2;4)):INDIRECT(ADDRESS(11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12;2;4));INDIRECT(ADDRESS(12;2;4)):INDIRECT(ADDRESS(12;4;4));1)" office:value-type="float" office:value="1">
            <text:p>1</text:p>
          </table:table-cell>
          <table:table-cell table:formula="of:=RANK(INDIRECT(ADDRESS(12;3;4));INDIRECT(ADDRESS(12;2;4)):INDIRECT(ADDRESS(12;4;4));1)" office:value-type="float" office:value="3">
            <text:p>3</text:p>
          </table:table-cell>
          <table:table-cell table:formula="of:=RANK(INDIRECT(ADDRESS(12;4;4));INDIRECT(ADDRESS(12;2;4)):INDIRECT(ADDRESS(12;4;4));1)" office:value-type="float" office:value="2">
            <text:p>2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14;2;4)):INDIRECT(ADDRESS(18;2;4)))" office:value-type="float" office:value="1">
            <text:p>1</text:p>
          </table:table-cell>
          <table:table-cell table:formula="of:=AVERAGE(INDIRECT(ADDRESS(14;3;4)):INDIRECT(ADDRESS(18;3;4)))" office:value-type="float" office:value="2.6">
            <text:p>2.6</text:p>
          </table:table-cell>
          <table:table-cell table:formula="of:=AVERAGE(INDIRECT(ADDRESS(14;4;4)):INDIRECT(ADDRESS(18;4;4)))" office:value-type="float" office:value="2.4">
            <text:p>2.4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9;2;4));INDIRECT(ADDRESS(19;2;4)):INDIRECT(ADDRESS(19;4;4));1)" office:value-type="float" office:value="1">
            <text:p>1</text:p>
          </table:table-cell>
          <table:table-cell table:formula="of:=RANK(INDIRECT(ADDRESS(19;3;4));INDIRECT(ADDRESS(19;2;4)):INDIRECT(ADDRESS(19;4;4));1)" office:value-type="float" office:value="3">
            <text:p>3</text:p>
          </table:table-cell>
          <table:table-cell table:formula="of:=RANK(INDIRECT(ADDRESS(19;4;4));INDIRECT(ADDRESS(19;2;4)):INDIRECT(ADDRESS(19;4;4));1)" office:value-type="float" office:value="2">
            <text:p>2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3" office:value-type="float" office:value="0.333722202486422">
            <text:p>0.3337222025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9;2;4)):INDIRECT(ADDRESS(19;4;4)))+INDIRECT(ADDRESS(21;2;4))" office:value-type="float" office:value="1.33372220248642">
            <text:p>1.3337222025</text:p>
          </table:table-cell>
          <table:table-cell table:formula="of:=MIN(INDIRECT(ADDRESS(19;2;4)):INDIRECT(ADDRESS(19;4;4)))+INDIRECT(ADDRESS(21;3;4))" office:value-type="float" office:value="1.33372220248642">
            <text:p>1.3337222025</text:p>
          </table:table-cell>
          <table:table-cell table:formula="of:=MIN(INDIRECT(ADDRESS(19;2;4)):INDIRECT(ADDRESS(19;4;4)))+INDIRECT(ADDRESS(21;4;4))" office:value-type="float" office:value="1.33372220248642">
            <text:p>1.3337222025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22;2;4))&gt;INDIRECT(ADDRESS(19;2;4));1;0)" office:value-type="float" office:value="1">
            <text:p>1</text:p>
          </table:table-cell>
          <table:table-cell table:formula="of:=IF(INDIRECT(ADDRESS(22;3;4))&gt;INDIRECT(ADDRESS(19;3;4));1;0)" office:value-type="float" office:value="0">
            <text:p>0</text:p>
          </table:table-cell>
          <table:table-cell table:formula="of:=IF(INDIRECT(ADDRESS(22;4;4))&gt;INDIRECT(ADDRESS(19;4;4));1;0)" office:value-type="float" office:value="0">
            <text:p>0</text:p>
          </table:table-cell>
        </table:table-row>
      </table:table>
      <table:table table:name="Evals" table:style-name="ta1" table:print="false"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>
            <text:p>ExpSearch</text:p>
          </table:table-cell>
          <table:table-cell office:value-type="string">
            <text:p>Secant</text:p>
          </table:table-cell>
          <table:table-cell office:value-type="string">
            <text:p>SecantGlobal</text:p>
          </table:table-cell>
        </table:table-row>
        <table:table-row table:style-name="ro2">
          <table:table-cell office:value-type="string">
            <text:p>Linear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QuadE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office:value-type="string">
            <text:p>Poly6</text:p>
          </table:table-cell>
          <table:table-cell office:value-type="float" office:value="60">
            <text:p>60</text:p>
          </table:table-cell>
          <table:table-cell office:value-type="float" office:value="233">
            <text:p>233</text:p>
          </table:table-cell>
          <table:table-cell office:value-type="float" office:value="23645">
            <text:p>23645</text:p>
          </table:table-cell>
        </table:table-row>
        <table:table-row table:style-name="ro2">
          <table:table-cell office:value-type="string">
            <text:p>Sqrt2F_2_0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1259">
            <text:p>1259</text:p>
          </table:table-cell>
        </table:table-row>
        <table:table-row table:style-name="ro2">
          <table:table-cell office:value-type="string">
            <text:p>Sqrt2F_2_2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1282">
            <text:p>1282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VALUE(TRIM(INDIRECT(ADDRESS(2;2;4))))" office:value-type="float" office:value="73">
            <text:p>73</text:p>
          </table:table-cell>
          <table:table-cell table:formula="of:=VALUE(TRIM(INDIRECT(ADDRESS(2;3;4))))" office:value-type="float" office:value="5">
            <text:p>5</text:p>
          </table:table-cell>
          <table:table-cell table:formula="of:=VALUE(TRIM(INDIRECT(ADDRESS(2;4;4))))" office:value-type="float" office:value="600">
            <text:p>600</text:p>
          </table:table-cell>
        </table:table-row>
        <table:table-row table:style-name="ro2">
          <table:table-cell/>
          <table:table-cell table:formula="of:=VALUE(TRIM(INDIRECT(ADDRESS(3;2;4))))" office:value-type="float" office:value="60">
            <text:p>60</text:p>
          </table:table-cell>
          <table:table-cell table:formula="of:=VALUE(TRIM(INDIRECT(ADDRESS(3;3;4))))" office:value-type="float" office:value="18">
            <text:p>18</text:p>
          </table:table-cell>
          <table:table-cell table:formula="of:=VALUE(TRIM(INDIRECT(ADDRESS(3;4;4))))" office:value-type="float" office:value="2007">
            <text:p>2007</text:p>
          </table:table-cell>
        </table:table-row>
        <table:table-row table:style-name="ro2">
          <table:table-cell/>
          <table:table-cell table:formula="of:=VALUE(TRIM(INDIRECT(ADDRESS(4;2;4))))" office:value-type="float" office:value="60">
            <text:p>60</text:p>
          </table:table-cell>
          <table:table-cell table:formula="of:=VALUE(TRIM(INDIRECT(ADDRESS(4;3;4))))" office:value-type="float" office:value="233">
            <text:p>233</text:p>
          </table:table-cell>
          <table:table-cell table:formula="of:=VALUE(TRIM(INDIRECT(ADDRESS(4;4;4))))" office:value-type="float" office:value="23645">
            <text:p>23645</text:p>
          </table:table-cell>
        </table:table-row>
        <table:table-row table:style-name="ro2">
          <table:table-cell/>
          <table:table-cell table:formula="of:=VALUE(TRIM(INDIRECT(ADDRESS(5;2;4))))" office:value-type="float" office:value="71">
            <text:p>71</text:p>
          </table:table-cell>
          <table:table-cell table:formula="of:=VALUE(TRIM(INDIRECT(ADDRESS(5;3;4))))" office:value-type="float" office:value="49">
            <text:p>49</text:p>
          </table:table-cell>
          <table:table-cell table:formula="of:=VALUE(TRIM(INDIRECT(ADDRESS(5;4;4))))" office:value-type="float" office:value="1259">
            <text:p>1259</text:p>
          </table:table-cell>
        </table:table-row>
        <table:table-row table:style-name="ro2">
          <table:table-cell/>
          <table:table-cell table:formula="of:=VALUE(TRIM(INDIRECT(ADDRESS(6;2;4))))" office:value-type="float" office:value="71">
            <text:p>71</text:p>
          </table:table-cell>
          <table:table-cell table:formula="of:=VALUE(TRIM(INDIRECT(ADDRESS(6;3;4))))" office:value-type="float" office:value="49">
            <text:p>49</text:p>
          </table:table-cell>
          <table:table-cell table:formula="of:=VALUE(TRIM(INDIRECT(ADDRESS(6;4;4))))" office:value-type="float" office:value="1282">
            <text:p>1282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RANK(INDIRECT(ADDRESS(8;2;4));INDIRECT(ADDRESS(8;2;4)):INDIRECT(ADDRESS(8;4;4));1)" office:value-type="float" office:value="2">
            <text:p>2</text:p>
          </table:table-cell>
          <table:table-cell table:formula="of:=RANK(INDIRECT(ADDRESS(8;3;4));INDIRECT(ADDRESS(8;2;4)):INDIRECT(ADDRESS(8;4;4));1)" office:value-type="float" office:value="1">
            <text:p>1</text:p>
          </table:table-cell>
          <table:table-cell table:formula="of:=RANK(INDIRECT(ADDRESS(8;4;4));INDIRECT(ADDRESS(8;2;4)):INDIRECT(ADDRESS(8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9;2;4));INDIRECT(ADDRESS(9;2;4)):INDIRECT(ADDRESS(9;4;4));1)" office:value-type="float" office:value="2">
            <text:p>2</text:p>
          </table:table-cell>
          <table:table-cell table:formula="of:=RANK(INDIRECT(ADDRESS(9;3;4));INDIRECT(ADDRESS(9;2;4)):INDIRECT(ADDRESS(9;4;4));1)" office:value-type="float" office:value="1">
            <text:p>1</text:p>
          </table:table-cell>
          <table:table-cell table:formula="of:=RANK(INDIRECT(ADDRESS(9;4;4));INDIRECT(ADDRESS(9;2;4)):INDIRECT(ADDRESS(9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10;2;4));INDIRECT(ADDRESS(10;2;4)):INDIRECT(ADDRESS(10;4;4));1)" office:value-type="float" office:value="1">
            <text:p>1</text:p>
          </table:table-cell>
          <table:table-cell table:formula="of:=RANK(INDIRECT(ADDRESS(10;3;4));INDIRECT(ADDRESS(10;2;4)):INDIRECT(ADDRESS(10;4;4));1)" office:value-type="float" office:value="2">
            <text:p>2</text:p>
          </table:table-cell>
          <table:table-cell table:formula="of:=RANK(INDIRECT(ADDRESS(10;4;4));INDIRECT(ADDRESS(10;2;4)):INDIRECT(ADDRESS(10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11;2;4));INDIRECT(ADDRESS(11;2;4)):INDIRECT(ADDRESS(11;4;4));1)" office:value-type="float" office:value="2">
            <text:p>2</text:p>
          </table:table-cell>
          <table:table-cell table:formula="of:=RANK(INDIRECT(ADDRESS(11;3;4));INDIRECT(ADDRESS(11;2;4)):INDIRECT(ADDRESS(11;4;4));1)" office:value-type="float" office:value="1">
            <text:p>1</text:p>
          </table:table-cell>
          <table:table-cell table:formula="of:=RANK(INDIRECT(ADDRESS(11;4;4));INDIRECT(ADDRESS(11;2;4)):INDIRECT(ADDRESS(11;4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12;2;4));INDIRECT(ADDRESS(12;2;4)):INDIRECT(ADDRESS(12;4;4));1)" office:value-type="float" office:value="2">
            <text:p>2</text:p>
          </table:table-cell>
          <table:table-cell table:formula="of:=RANK(INDIRECT(ADDRESS(12;3;4));INDIRECT(ADDRESS(12;2;4)):INDIRECT(ADDRESS(12;4;4));1)" office:value-type="float" office:value="1">
            <text:p>1</text:p>
          </table:table-cell>
          <table:table-cell table:formula="of:=RANK(INDIRECT(ADDRESS(12;4;4));INDIRECT(ADDRESS(12;2;4)):INDIRECT(ADDRESS(12;4;4));1)" office:value-type="float" office:value="3">
            <text:p>3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14;2;4)):INDIRECT(ADDRESS(18;2;4)))" office:value-type="float" office:value="1.8">
            <text:p>1.8</text:p>
          </table:table-cell>
          <table:table-cell table:formula="of:=AVERAGE(INDIRECT(ADDRESS(14;3;4)):INDIRECT(ADDRESS(18;3;4)))" office:value-type="float" office:value="1.2">
            <text:p>1.2</text:p>
          </table:table-cell>
          <table:table-cell table:formula="of:=AVERAGE(INDIRECT(ADDRESS(14;4;4)):INDIRECT(ADDRESS(18;4;4)))" office:value-type="float" office:value="3">
            <text:p>3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9;2;4));INDIRECT(ADDRESS(19;2;4)):INDIRECT(ADDRESS(19;4;4));1)" office:value-type="float" office:value="2">
            <text:p>2</text:p>
          </table:table-cell>
          <table:table-cell table:formula="of:=RANK(INDIRECT(ADDRESS(19;3;4));INDIRECT(ADDRESS(19;2;4)):INDIRECT(ADDRESS(19;4;4));1)" office:value-type="float" office:value="1">
            <text:p>1</text:p>
          </table:table-cell>
          <table:table-cell table:formula="of:=RANK(INDIRECT(ADDRESS(19;4;4));INDIRECT(ADDRESS(19;2;4)):INDIRECT(ADDRESS(19;4;4));1)" office:value-type="float" office:value="3">
            <text:p>3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3" office:value-type="float" office:value="0.333722202486422">
            <text:p>0.3337222025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9;2;4)):INDIRECT(ADDRESS(19;4;4)))+INDIRECT(ADDRESS(21;2;4))" office:value-type="float" office:value="1.53372220248642">
            <text:p>1.5337222025</text:p>
          </table:table-cell>
          <table:table-cell table:formula="of:=MIN(INDIRECT(ADDRESS(19;2;4)):INDIRECT(ADDRESS(19;4;4)))+INDIRECT(ADDRESS(21;3;4))" office:value-type="float" office:value="1.53372220248642">
            <text:p>1.5337222025</text:p>
          </table:table-cell>
          <table:table-cell table:formula="of:=MIN(INDIRECT(ADDRESS(19;2;4)):INDIRECT(ADDRESS(19;4;4)))+INDIRECT(ADDRESS(21;4;4))" office:value-type="float" office:value="1.53372220248642">
            <text:p>1.5337222025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22;2;4))&gt;INDIRECT(ADDRESS(19;2;4));1;0)" office:value-type="float" office:value="0">
            <text:p>0</text:p>
          </table:table-cell>
          <table:table-cell table:formula="of:=IF(INDIRECT(ADDRESS(22;3;4))&gt;INDIRECT(ADDRESS(19;3;4));1;0)" office:value-type="float" office:value="1">
            <text:p>1</text:p>
          </table:table-cell>
          <table:table-cell table:formula="of:=IF(INDIRECT(ADDRESS(22;4;4))&gt;INDIRECT(ADDRESS(19;4;4));1;0)" office:value-type="float" office:value="0">
            <text:p>0</text:p>
          </table:table-cell>
        </table:table-row>
      </table:table>
      <table:table table:name="Global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row table:style-name="ro1">
          <table:table-cell table:style-name="ce1" office:value-type="string" table:number-columns-spanned="4" table:number-rows-spanned="1">
            <text:p>Function</text:p>
          </table:table-cell>
          <table:covered-table-cell table:number-columns-repeated="3" table:style-name="ce2"/>
          <table:table-cell table:style-name="ce1" table:formula="of:=[Error.B1]" office:value-type="string" office:string-value="ExpSearch" table:number-columns-spanned="2" table:number-rows-spanned="1">
            <text:p>ExpSearch</text:p>
          </table:table-cell>
          <table:covered-table-cell table:style-name="ce1"/>
          <table:table-cell table:style-name="ce1" table:formula="of:=[Error.C1]" office:value-type="string" office:string-value="Secant" table:number-columns-spanned="2" table:number-rows-spanned="1">
            <text:p>Secant</text:p>
          </table:table-cell>
          <table:covered-table-cell table:style-name="ce1"/>
          <table:table-cell table:style-name="ce1" table:formula="of:=[Error.D1]" office:value-type="string" office:string-value="SecantGlobal" table:number-columns-spanned="2" table:number-rows-spanned="1">
            <text:p>SecantGlobal</text:p>
          </table:table-cell>
          <table:covered-table-cell table:style-name="ce1"/>
        </table:table-row>
        <table:table-row table:style-name="ro3">
          <table:table-cell table:style-name="ce2" table:number-columns-spanned="4" table:number-rows-spanned="1"/>
          <table:covered-table-cell table:number-columns-repeated="3" table:style-name="ce2"/>
          <table:table-cell table:style-name="ce1" office:value-type="string">
            <text:p>Err</text:p>
          </table:table-cell>
          <table:table-cell table:style-name="ce1" office:value-type="string">
            <text:p>Evals</text:p>
          </table:table-cell>
          <table:table-cell table:style-name="ce1" table:formula="of:=[.E2]" office:value-type="string" office:string-value="Err">
            <text:p>Err</text:p>
          </table:table-cell>
          <table:table-cell table:style-name="ce1" table:formula="of:=[.F2]" office:value-type="string" office:string-value="Evals">
            <text:p>Evals</text:p>
          </table:table-cell>
          <table:table-cell table:style-name="ce1" table:formula="of:=[.G2]" office:value-type="string" office:string-value="Err">
            <text:p>Err</text:p>
          </table:table-cell>
          <table:table-cell table:style-name="ce1" table:formula="of:=[.H2]" office:value-type="string" office:string-value="Evals">
            <text:p>Evals</text:p>
          </table:table-cell>
        </table:table-row>
        <table:table-row table:style-name="ro1">
          <table:table-cell table:style-name="ce1" table:formula="of:=[Error.A2]" office:value-type="string" office:string-value="Linear" table:number-columns-spanned="4" table:number-rows-spanned="1">
            <text:p>Linear</text:p>
          </table:table-cell>
          <table:covered-table-cell table:number-columns-repeated="3" table:style-name="ce1"/>
          <table:table-cell table:style-name="ce3" table:formula="of:=[Error.B2]" office:value-type="float" office:value="-13.2352584832073">
            <text:p>-13.24</text:p>
          </table:table-cell>
          <table:table-cell table:style-name="ce5" table:formula="of:=[Evals.B2]" office:value-type="float" office:value="73">
            <text:p>73</text:p>
          </table:table-cell>
          <table:table-cell table:style-name="ce8" table:formula="of:=[Error.C2]" office:value-type="float" office:value="-10.4520206400116">
            <text:p>-10.45</text:p>
          </table:table-cell>
          <table:table-cell table:style-name="ce6" table:formula="of:=[Evals.C2]" office:value-type="float" office:value="5">
            <text:p>5</text:p>
          </table:table-cell>
          <table:table-cell table:style-name="ce8" table:formula="of:=[Error.D2]" office:value-type="float" office:value="-9.77336835453419">
            <text:p>-9.77</text:p>
          </table:table-cell>
          <table:table-cell table:style-name="ce5" table:formula="of:=[Evals.D2]" office:value-type="float" office:value="600">
            <text:p>600</text:p>
          </table:table-cell>
        </table:table-row>
        <table:table-row table:style-name="ro1">
          <table:table-cell table:style-name="ce1" table:formula="of:=[Error.A3]" office:value-type="string" office:string-value="QuadE" table:number-columns-spanned="4" table:number-rows-spanned="1">
            <text:p>QuadE</text:p>
          </table:table-cell>
          <table:covered-table-cell table:number-columns-repeated="3" table:style-name="ce1"/>
          <table:table-cell table:style-name="ce3" table:formula="of:=[Error.B3]" office:value-type="float" office:value="-15.653559774527">
            <text:p>-15.65</text:p>
          </table:table-cell>
          <table:table-cell table:style-name="ce5" table:formula="of:=[Evals.B3]" office:value-type="float" office:value="60">
            <text:p>60</text:p>
          </table:table-cell>
          <table:table-cell table:style-name="ce8" table:formula="of:=[Error.C3]" office:value-type="float" office:value="-10.236012111279">
            <text:p>-10.24</text:p>
          </table:table-cell>
          <table:table-cell table:style-name="ce6" table:formula="of:=[Evals.C3]" office:value-type="float" office:value="18">
            <text:p>18</text:p>
          </table:table-cell>
          <table:table-cell table:style-name="ce8" table:formula="of:=[Error.D3]" office:value-type="float" office:value="-10.8315987336747">
            <text:p>-10.83</text:p>
          </table:table-cell>
          <table:table-cell table:style-name="ce5" table:formula="of:=[Evals.D3]" office:value-type="float" office:value="2007">
            <text:p>2007</text:p>
          </table:table-cell>
        </table:table-row>
        <table:table-row table:style-name="ro1">
          <table:table-cell table:style-name="ce1" table:formula="of:=[Error.A4]" office:value-type="string" office:string-value="Poly6" table:number-columns-spanned="4" table:number-rows-spanned="1">
            <text:p>Poly6</text:p>
          </table:table-cell>
          <table:covered-table-cell table:number-columns-repeated="3" table:style-name="ce1"/>
          <table:table-cell table:style-name="ce3" table:formula="of:=[Error.B4]" office:value-type="float" office:value="-15.653559774527">
            <text:p>-15.65</text:p>
          </table:table-cell>
          <table:table-cell table:style-name="ce6" table:formula="of:=[Evals.B4]" office:value-type="float" office:value="60">
            <text:p>60</text:p>
          </table:table-cell>
          <table:table-cell table:style-name="ce8" table:formula="of:=[Error.C4]" office:value-type="float" office:value="-13.0358100893674">
            <text:p>-13.04</text:p>
          </table:table-cell>
          <table:table-cell table:style-name="ce5" table:formula="of:=[Evals.C4]" office:value-type="float" office:value="233">
            <text:p>233</text:p>
          </table:table-cell>
          <table:table-cell table:style-name="ce8" table:formula="of:=[Error.D4]" office:value-type="float" office:value="-13.0512041758949">
            <text:p>-13.05</text:p>
          </table:table-cell>
          <table:table-cell table:style-name="ce5" table:formula="of:=[Evals.D4]" office:value-type="float" office:value="23645">
            <text:p>23645</text:p>
          </table:table-cell>
        </table:table-row>
        <table:table-row table:style-name="ro1">
          <table:table-cell table:style-name="ce1" table:formula="of:=[Error.A5]" office:value-type="string" office:string-value="Sqrt2F_2_0" table:number-columns-spanned="4" table:number-rows-spanned="1">
            <text:p>Sqrt2F_2_0</text:p>
          </table:table-cell>
          <table:covered-table-cell table:number-columns-repeated="3" table:style-name="ce1"/>
          <table:table-cell table:style-name="ce3" table:formula="of:=[Error.B5]" office:value-type="float" office:value="-13.5362884788713">
            <text:p>-13.54</text:p>
          </table:table-cell>
          <table:table-cell table:style-name="ce5" table:formula="of:=[Evals.B5]" office:value-type="float" office:value="71">
            <text:p>71</text:p>
          </table:table-cell>
          <table:table-cell table:style-name="ce8" table:formula="of:=[Error.C5]" office:value-type="float" office:value="-10.6439238565227">
            <text:p>-10.64</text:p>
          </table:table-cell>
          <table:table-cell table:style-name="ce6" table:formula="of:=[Evals.C5]" office:value-type="float" office:value="49">
            <text:p>49</text:p>
          </table:table-cell>
          <table:table-cell table:style-name="ce8" table:formula="of:=[Error.D5]" office:value-type="float" office:value="-9.84540340946318">
            <text:p>-9.85</text:p>
          </table:table-cell>
          <table:table-cell table:style-name="ce5" table:formula="of:=[Evals.D5]" office:value-type="float" office:value="1259">
            <text:p>1259</text:p>
          </table:table-cell>
        </table:table-row>
        <table:table-row table:style-name="ro1">
          <table:table-cell table:style-name="ce1" table:formula="of:=[Error.A6]" office:value-type="string" office:string-value="Sqrt2F_2_2" table:number-columns-spanned="4" table:number-rows-spanned="1">
            <text:p>Sqrt2F_2_2</text:p>
          </table:table-cell>
          <table:covered-table-cell table:number-columns-repeated="3" table:style-name="ce1"/>
          <table:table-cell table:style-name="ce3" table:formula="of:=[Error.B6]" office:value-type="float" office:value="-13.5362884788713">
            <text:p>-13.54</text:p>
          </table:table-cell>
          <table:table-cell table:style-name="ce5" table:formula="of:=[Evals.B6]" office:value-type="float" office:value="71">
            <text:p>71</text:p>
          </table:table-cell>
          <table:table-cell table:style-name="ce8" table:formula="of:=[Error.C6]" office:value-type="float" office:value="-10.6439238565227">
            <text:p>-10.64</text:p>
          </table:table-cell>
          <table:table-cell table:style-name="ce6" table:formula="of:=[Evals.C6]" office:value-type="float" office:value="49">
            <text:p>49</text:p>
          </table:table-cell>
          <table:table-cell table:style-name="ce8" table:formula="of:=[Error.D6]" office:value-type="float" office:value="-12.1736154447004">
            <text:p>-12.17</text:p>
          </table:table-cell>
          <table:table-cell table:style-name="ce5" table:formula="of:=[Evals.D6]" office:value-type="float" office:value="1282">
            <text:p>1282</text:p>
          </table:table-cell>
        </table:table-row>
        <table:table-row table:style-name="ro1">
          <table:table-cell table:style-name="ce1" office:value-type="string" table:number-columns-spanned="4" table:number-rows-spanned="1">
            <text:p>Average Ranks</text:p>
          </table:table-cell>
          <table:covered-table-cell table:number-columns-repeated="3" table:style-name="ce1"/>
          <table:table-cell table:style-name="ce4" table:formula="of:=[Error.B19]" office:value-type="float" office:value="1">
            <text:p>1.0</text:p>
          </table:table-cell>
          <table:table-cell table:style-name="ce7" table:formula="of:=[Evals.B19]" office:value-type="float" office:value="1.8">
            <text:p>1.8</text:p>
          </table:table-cell>
          <table:table-cell table:style-name="ce7" table:formula="of:=[Error.C19]" office:value-type="float" office:value="2.6">
            <text:p>2.6</text:p>
          </table:table-cell>
          <table:table-cell table:style-name="ce4" table:formula="of:=[Evals.C19]" office:value-type="float" office:value="1.2">
            <text:p>1.2</text:p>
          </table:table-cell>
          <table:table-cell table:style-name="ce7" table:formula="of:=[Error.D19]" office:value-type="float" office:value="2.4">
            <text:p>2.4</text:p>
          </table:table-cell>
          <table:table-cell table:style-name="ce7" table:formula="of:=[Evals.D19]" office:value-type="float" office:value="3">
            <text:p>3.0</text:p>
          </table:table-cell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spanned="2" table:number-rows-spanned="1"/>
          <table:covered-table-cell/>
          <table:table-cell table:style-name="ce2" table:number-columns-spanned="2" table:number-rows-spanned="1"/>
          <table:covered-table-cell table:style-name="ce2"/>
          <table:table-cell table:style-name="Default" table:number-columns-spanned="2" table:number-rows-spanned="1"/>
          <table:covered-table-cell table:style-name="Default"/>
        </table:table-row>
        <table:table-row table:style-name="ro1" table:number-rows-repeated="4">
          <table:table-cell table:number-columns-repeated="6"/>
          <table:table-cell table:style-name="ce2" table:number-columns-repeated="2"/>
          <table:table-cell table:style-name="Default" table:number-columns-repeated="2"/>
        </table:table-row>
        <table:table-row table:style-name="ro1">
          <table:table-cell table:number-columns-spanned="2" table:number-rows-spanned="1"/>
          <table:covered-table-cell/>
          <table:table-cell table:number-columns-repeated="4"/>
          <table:table-cell table:style-name="ce2" table:number-columns-repeated="2"/>
          <table:table-cell table:style-name="Default" table:number-columns-repeated="2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spanned="2" table:number-rows-spanned="1"/>
          <table:covered-table-cell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6">06/06/2020</text:date>, <text:time>21:0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6T21:02:17.21</dc:date>
    <meta:generator>OpenOffice/4.1.2$Win32 OpenOffice.org_project/412m3$Build-9782</meta:generator>
    <meta:editing-duration>P1DT7H4M33S</meta:editing-duration>
    <meta:editing-cycles>42</meta:editing-cycles>
    <meta:document-statistic meta:table-count="4" meta:cell-count="271" meta:object-count="0"/>
  </office:meta>
</office:document-meta>
</file>